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39mm"/>
    </style:style>
    <style:style style:name="co2" style:family="table-column">
      <style:table-column-properties fo:break-before="auto" style:column-width="234.21mm"/>
    </style:style>
    <style:style style:name="co3" style:family="table-column">
      <style:table-column-properties fo:break-before="auto" style:column-width="16.49mm"/>
    </style:style>
    <style:style style:name="co4" style:family="table-column">
      <style:table-column-properties fo:break-before="auto" style:column-width="1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5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6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0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1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atéria</text:p>
          </table:table-cell>
          <table:table-cell table:style-name="ce9" office:value-type="string" calcext:value-type="string">
            <text:p>Conteúdo</text:p>
          </table:table-cell>
          <table:table-cell table:style-name="ce42" office:value-type="string" calcext:value-type="string">
            <text:p>Estudo</text:p>
          </table:table-cell>
          <table:table-cell table:style-name="ce9" office:value-type="string" calcext:value-type="string">
            <text:p>Revisão</text:p>
          </table:table-cell>
          <table:table-cell table:style-name="ce9" table:number-columns-repeated="1020"/>
        </table:table-row>
        <table:table-row table:style-name="ro2">
          <table:table-cell table:style-name="ce3" office:value-type="string" calcext:value-type="string" table:number-columns-spanned="1" table:number-rows-spanned="9">
            <text:p>LÍNGUA PORTUGUESA</text:p>
          </table:table-cell>
          <table:table-cell table:style-name="ce10" office:value-type="string" calcext:value-type="string">
            <text:p>1 Leitura e interpretação de <text:span text:style-name="T2">diversos tipos de textos</text:span> (literários e não literários).</text:p>
          </table:table-cell>
          <table:table-cell table:style-name="ce43" office:value-type="string" calcext:value-type="string">
            <text:p>ok</text:p>
          </table:table-cell>
          <table:table-cell table:style-name="ce19" office:value-type="string" calcext:value-type="string">
            <text:p>rever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2 Sinônimos e antônimos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3 Sentido próprio e figurado das palavras (denotativo ou conotativo)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4 Pontuação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5 Classes de palavras. 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6 Concordância nominal e verbal. (flexão de gênero, número e/ou pessoa)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<text:span text:style-name="T3">7 Regências nominal  e verbal. (relação com a preposição / </text:span>VTD ou VTI)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8 <text:s/>Colocação pronominal (próclise, ênclise e mesóclise)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9 Crase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13">
            <text:p>MATEMÁTICA</text:p>
          </table:table-cell>
          <table:table-cell table:style-name="ce12" office:value-type="string" calcext:value-type="string">
            <text:p>Adição, subtração, multiplicação, divisão, potenciação ou radiciação com números racionais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Representações fracionária ou decimal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Mínimo múltiplo comum (MMC)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Máximo divisor comum (MDC)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Porcentagem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azão e proporção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egra de três simples ou composta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Sistema de equações do 1º grau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Equações do 2º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Grandezas e medidas – quantidade, tempo, comprimento, superfície, capacidade e massa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elação entre grandezas – tabela ou gráfico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Tratamento da informação – média aritmética simple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4">
          <table:covered-table-cell table:style-name="ce7"/>
          <table:table-cell table:style-name="ce12" office:value-type="string" calcext:value-type="string">
            <text:p>Noções de Geometria – forma, ângulos, área, perímetro, volume, Teoremas de Pitágoras ou de Tale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5">
          <table:table-cell table:style-name="ce5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13" office:value-type="string" calcext:value-type="string">
            <text:p>Questões relacionadas a fatos políticos, econômicos, sociais e culturais, nacionais e internacionais, ocorridos a partir de novembro de 2019, divulgados na mídia local e/ou nacional.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6"/>
          <table:table-cell table:style-name="ce13" office:value-type="string" calcext:value-type="string">
            <text:p>Anúncio remarcando provas publicado dia 30/08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5">
          <table:table-cell table:style-name="ce30" office:value-type="string" calcext:value-type="string" table:number-columns-spanned="1" table:number-rows-spanned="6">
            <text:p>RACIOCÍNIO LÓGICO</text:p>
          </table:table-cell>
          <table:table-cell table:style-name="ce14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30"/>
          <table:table-cell table:style-name="ce14" office:value-type="string" calcext:value-type="string">
            <text:p>Estruturas lógica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30"/>
          <table:table-cell table:style-name="ce14" office:value-type="string" calcext:value-type="string">
            <text:p>lógicas de argumentação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0"/>
          <table:table-cell table:style-name="ce14" office:value-type="string" calcext:value-type="string">
            <text:p>Diagramas lógico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0"/>
          <table:table-cell table:style-name="ce14" office:value-type="string" calcext:value-type="string">
            <text:p>Sequência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0"/>
          <table:table-cell table:style-name="ce14" office:value-type="string" calcext:value-type="string">
            <text:p>Operação com conjunto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table-cell table:style-name="ce31" office:value-type="string" calcext:value-type="string" table:number-columns-spanned="1" table:number-rows-spanned="38">
            <text:p>ESPECÍFICOS</text:p>
          </table:table-cell>
          <table:table-cell table:style-name="ce15" office:value-type="string" calcext:value-type="string">
            <text:p>Algoritmos e estruturas de dados e objetos </text:p>
          </table:table-cell>
          <table:table-cell table:style-name="ce44" office:value-type="string" calcext:value-type="string">
            <text:p>OK</text:p>
          </table:table-cell>
          <table:table-cell table:style-name="ce20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Tipos de dados elementares e estruturados </text:p>
          </table:table-cell>
          <table:table-cell table:style-name="ce45"/>
          <table:table-cell table:style-name="ce21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Estruturas de controle de fluxo </text:p>
          </table:table-cell>
          <table:table-cell table:style-name="ce45"/>
          <table:table-cell table:style-name="ce21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Programação estruturada </text:p>
          </table:table-cell>
          <table:table-cell table:style-name="ce45"/>
          <table:table-cell table:style-name="ce21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ularização </text:p>
          </table:table-cell>
          <table:table-cell table:style-name="ce46"/>
          <table:table-cell table:style-name="ce22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Acoplamento entre módulos e coesão de módulos </text:p>
          </table:table-cell>
          <table:table-cell table:style-name="ce46"/>
          <table:table-cell table:style-name="ce22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Procedimentos e sub-rotinas </text:p>
          </table:table-cell>
          <table:table-cell table:style-name="ce46"/>
          <table:table-cell table:style-name="ce22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Chamadas por referência e valor </text:p>
          </table:table-cell>
          <table:table-cell table:style-name="ce47"/>
          <table:table-cell table:style-name="ce23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Programação por eventos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5">
          <table:covered-table-cell table:style-name="ce31"/>
          <table:table-cell table:style-name="ce15" office:value-type="string" calcext:value-type="string">
            <text:p>Programação orientada a objetos, classes, objetos, métodos, mensagens, sobrecarga, herança, polimorfismo, interfaces e pacotes, tratamento de exceção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HTML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XML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DHTML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Javascript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C#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PHP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JSP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Servlets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ASP.Net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agem UML e E-R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Banco de Dados: Conceitos de BD e de SGBD, arquitetura de SGBD, Funções básicas de SGBD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agem de Dados (Modelo Conceitual, Modelo Lógico, Modelo Físico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o entidade relacionament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o rela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Restrições de integridade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Normalização e dependência fun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Mapeamento E-R para rela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Linguagem SQL: Linguagem de definição de dados (DDL), Linguagem de manipulação de dados (DML)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Conceito de transaçã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Integridade de dados, concorrência, recuperação, distribuição, replicaçã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5">
          <table:covered-table-cell table:style-name="ce31"/>
          <table:table-cell table:style-name="ce15" office:value-type="string" calcext:value-type="string">
            <text:p>Sistemas Gerenciadores de Banco de Dados: tabelas, visões, índices, sequências, sinônimos, restrições, dicionário de dados, restrições de integridade, constraints, tipos de dados, SQL, PL/SQL. </text:p>
          </table:table-cell>
          <table:table-cell table:style-name="ce50"/>
          <table:table-cell table:style-name="ce2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6"/>
          <table:table-cell table:style-name="ce51"/>
          <table:table-cell table:style-name="ce27"/>
          <table:table-cell table:number-columns-repeated="1020"/>
        </table:table-row>
        <table:table-row table:style-name="ro3">
          <table:covered-table-cell table:style-name="ce31"/>
          <table:table-cell table:style-name="ce17" office:value-type="string" calcext:value-type="string">
            <text:p>Se sobrar tempo, veja: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Scrum, XP </text:p>
          </table:table-cell>
          <table:table-cell table:style-name="ce51"/>
          <table:table-cell table:style-name="ce27"/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Arquiteturas de componentes: Microsoft COM, .Net, J2EE.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AJAX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CSS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31"/>
          <table:table-cell table:style-name="ce18" office:value-type="string" calcext:value-type="string">
            <text:p>Programação Web: conceitos fundamentais, persistência, camadas e design patterns.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18" office:value-type="string" calcext:value-type="string">
            <text:p>Web services usando REST, SOAP e WebApi: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Procedimentos armazenados ("Stored Procedures")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Gatilhos ("Triggers")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number-columns-repeated="1022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onteúdo.C2:Conteúdo.D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C2:Conteúdo.D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32">
            <calcext:condition calcext:apply-style-name="ConditionalStyle_16" calcext:value="contains-text(&quot;Ok&quot;)" calcext:base-cell-address="Conteúdo.C32"/>
          </calcext:conditional-format>
          <calcext:conditional-format calcext:target-range-address="Conteúdo.C32:Conteúdo.D32">
            <calcext:condition calcext:apply-style-name="ConditionalStyle_15" calcext:value="contains-text(&quot;Falta&quot;)" calcext:base-cell-address="Conteúdo.C32"/>
          </calcext:conditional-format>
          <calcext:conditional-format calcext:target-range-address="Conteúdo.C33:Conteúdo.D35">
            <calcext:condition calcext:apply-style-name="ConditionalStyle_14" calcext:value="contains-text(&quot;Ok&quot;)" calcext:base-cell-address="Conteúdo.C33"/>
          </calcext:conditional-format>
          <calcext:conditional-format calcext:target-range-address="Conteúdo.C33:Conteúdo.D35">
            <calcext:condition calcext:apply-style-name="ConditionalStyle_13" calcext:value="contains-text(&quot;Falta&quot;)" calcext:base-cell-address="Conteúdo.C33"/>
          </calcext:conditional-format>
          <calcext:conditional-format calcext:target-range-address="Conteúdo.C36:Conteúdo.D38">
            <calcext:condition calcext:apply-style-name="ConditionalStyle_12" calcext:value="contains-text(&quot;Ok&quot;)" calcext:base-cell-address="Conteúdo.C36"/>
          </calcext:conditional-format>
          <calcext:conditional-format calcext:target-range-address="Conteúdo.C36:Conteúdo.D38">
            <calcext:condition calcext:apply-style-name="ConditionalStyle_11" calcext:value="contains-text(&quot;Falta&quot;)" calcext:base-cell-address="Conteúdo.C36"/>
          </calcext:conditional-format>
          <calcext:conditional-format calcext:target-range-address="Conteúdo.C39:Conteúdo.D39">
            <calcext:condition calcext:apply-style-name="ConditionalStyle_10" calcext:value="contains-text(&quot;Ok&quot;)" calcext:base-cell-address="Conteúdo.C39"/>
          </calcext:conditional-format>
          <calcext:conditional-format calcext:target-range-address="Conteúdo.C39:Conteúdo.D39">
            <calcext:condition calcext:apply-style-name="ConditionalStyle_9" calcext:value="contains-text(&quot;Falta&quot;)" calcext:base-cell-address="Conteúdo.C39"/>
          </calcext:conditional-format>
          <calcext:conditional-format calcext:target-range-address="Conteúdo.C40:Conteúdo.D43">
            <calcext:condition calcext:apply-style-name="ConditionalStyle_8" calcext:value="contains-text(&quot;Ok&quot;)" calcext:base-cell-address="Conteúdo.C40"/>
          </calcext:conditional-format>
          <calcext:conditional-format calcext:target-range-address="Conteúdo.C40:Conteúdo.D43">
            <calcext:condition calcext:apply-style-name="ConditionalStyle_7" calcext:value="contains-text(&quot;Falta&quot;)" calcext:base-cell-address="Conteúdo.C40"/>
          </calcext:conditional-format>
          <calcext:conditional-format calcext:target-range-address="Conteúdo.C44:Conteúdo.D53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C44:Conteúdo.D53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C54:Conteúdo.D62">
            <calcext:condition calcext:apply-style-name="ConditionalStyle_4" calcext:value="contains-text(&quot;Ok&quot;)" calcext:base-cell-address="Conteúdo.C54"/>
          </calcext:conditional-format>
          <calcext:conditional-format calcext:target-range-address="Conteúdo.C54:Conteúdo.D62">
            <calcext:condition calcext:apply-style-name="ConditionalStyle_3" calcext:value="contains-text(&quot;Falta&quot;)" calcext:base-cell-address="Conteúdo.C54"/>
          </calcext:conditional-format>
          <calcext:conditional-format calcext:target-range-address="Conteúdo.C63:Conteúdo.D69">
            <calcext:condition calcext:apply-style-name="ConditionalStyle_2" calcext:value="contains-text(&quot;Ok&quot;)" calcext:base-cell-address="Conteúdo.C63"/>
          </calcext:conditional-format>
          <calcext:conditional-format calcext:target-range-address="Conteúdo.C63:Conteúdo.D69">
            <calcext:condition calcext:apply-style-name="ConditionalStyle_1" calcext:value="contains-text(&quot;Falta&quot;)" calcext:base-cell-address="Conteúdo.C63"/>
          </calcext:conditional-format>
        </calcext:conditional-formats>
      </table:table>
      <table:table table:name="Plan3" table:style-name="ta2">
        <table:table-column table:style-name="co4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1" table:style-name="ta3">
        <table:table-column table:style-name="co4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06:54:13.93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09-02T23:24:34.688000000</dc:date>
    <meta:generator>LibreOffice/6.1.4.2$Windows_X86_64 LibreOffice_project/9d0f32d1f0b509096fd65e0d4bec26ddd1938fd3</meta:generator>
    <meta:editing-duration>PT11H28M4S</meta:editing-duration>
    <meta:editing-cycles>5</meta:editing-cycles>
    <meta:document-statistic meta:table-count="3" meta:cell-count="9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